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42000003BA321E5DEA5563849A.png" manifest:media-type="image/png"/>
  <manifest:file-entry manifest:full-path="Pictures/1000000100000542000003BAFAF8F8ECF60A8D96.png" manifest:media-type="image/png"/>
  <manifest:file-entry manifest:full-path="Pictures/1000000100000542000003BA9051F21723356372.png" manifest:media-type="image/png"/>
  <manifest:file-entry manifest:full-path="Pictures/1000000100000542000003BA16982840B988F6A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1" text:anchor-type="char" svg:width="11.396cm" svg:height="8.077cm" draw:z-index="0"><draw:image xlink:href="Pictures/1000000100000542000003BAFAF8F8ECF60A8D96.png" xlink:type="simple" xlink:show="embed" xlink:actuate="onLoad" draw:mime-type="image/png"/></draw:frame><draw:frame draw:style-name="fr2" draw:name="Bild2" text:anchor-type="char" svg:width="11.396cm" svg:height="8.077cm" draw:z-index="1"><draw:image xlink:href="Pictures/1000000100000542000003BA321E5DEA5563849A.png" xlink:type="simple" xlink:show="embed" xlink:actuate="onLoad" draw:mime-type="image/png"/></draw:frame><draw:frame draw:style-name="fr2" draw:name="Bild3" text:anchor-type="char" svg:width="11.396cm" svg:height="8.077cm" draw:z-index="2"><draw:image xlink:href="Pictures/1000000100000542000003BA9051F21723356372.png" xlink:type="simple" xlink:show="embed" xlink:actuate="onLoad" draw:mime-type="image/png"/></draw:frame><draw:frame draw:style-name="fr1" draw:name="Bild4" text:anchor-type="char" svg:x="-0.363cm" svg:y="-0.769cm" svg:width="26.263cm" svg:height="18.613cm" draw:z-index="3"><draw:image xlink:href="Pictures/1000000100000542000003BA16982840B988F6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2T22:20:09.909000000</meta:creation-date>
    <dc:date>2025-07-12T22:51:28.459000000</dc:date>
    <meta:editing-duration>PT31M18S</meta:editing-duration>
    <meta:editing-cycles>2</meta:editing-cycles>
    <meta:generator>LibreOffice/7.5.5.2$Windows_X86_64 LibreOffice_project/ca8fe7424262805f223b9a2334bc7181abbcbf5e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